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margin-left="9.022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ristophe Combelles<text:tab/><text:tab/><text:tab/><text:tab/><text:tab/><text:tab/><text:tab/>Paris, le 22 mai 2008</text:p>
      <text:p text:style-name="Standard">33 rue Saint Lambert</text:p>
      <text:p text:style-name="Standard">75015 Paris</text:p>
      <text:p text:style-name="Standard">01 42 500 627</text:p>
      <text:p text:style-name="Standard">06 08 955 845</text:p>
      <text:p text:style-name="Standard"/>
      <text:p text:style-name="Standard"/>
      <text:p text:style-name="Standard"><text:tab/><text:tab/><text:tab/><text:tab/><text:tab/><text:tab/><text:tab/>objet : attestation de non-emploi de salarié</text:p>
      <text:p text:style-name="Standard"/>
      <text:p text:style-name="Standard"/>
      <text:p text:style-name="Standard"/>
      <text:p text:style-name="Standard"/>
      <text:p text:style-name="Standard">Je soussigné Christophe Combelles, vice-président de l'Association Francophone Python (AFPY) atteste que l'association AFPY, dont le siège social est situé au 13, rue Beccaria, 75012 Paris, n'emploi pas de salarié.</text:p>
      <text:p text:style-name="Standard"/>
      <text:p text:style-name="Standard"/>
      <text:p text:style-name="P1">Christophe Combelle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ccomb</meta:initial-creator>
    <meta:creation-date>2008-05-22T09:52:30</meta:creation-date>
    <dc:creator>ccomb</dc:creator>
    <dc:date>2008-05-22T11:51:27</dc:date>
    <meta:printed-by>ccomb</meta:printed-by>
    <meta:print-date>2008-05-22T11:56:18</meta:print-date>
    <meta:editing-cycles>4</meta:editing-cycles>
    <meta:editing-duration>PT12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8" meta:word-count="61" meta:character-count="390"/>
  </office:meta>
</office:document-meta>
</file>